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Versions/Version1" manifest:media-type=""/>
  <manifest:file-entry manifest:full-path="VersionList.xml" manifest:media-type=""/>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egoe UI" svg:font-family="'Segoe UI'"/>
    <style:font-face style:name="Lucida Sans1" svg:font-family="'Lucida Sans'" style:font-family-generic="swiss"/>
    <style:font-face style:name="Liberation Sans" svg:font-family="'Liberation Sans'" style:font-family-generic="swiss" style:font-pitch="variable"/>
    <style:font-face style:name="Segoe UI1"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officeooo:rsid="000d495b" officeooo:paragraph-rsid="000d495b"/>
    </style:style>
    <style:style style:name="P2" style:family="paragraph" style:parent-style-name="Standard">
      <style:paragraph-properties fo:text-align="start" style:justify-single-word="false"/>
      <style:text-properties officeooo:rsid="000d495b" officeooo:paragraph-rsid="00111e9f"/>
    </style:style>
    <style:style style:name="P3" style:family="paragraph" style:parent-style-name="Standard">
      <style:paragraph-properties fo:text-align="start" style:justify-single-word="false"/>
      <style:text-properties fo:font-style="normal" style:text-underline-style="none" fo:font-weight="normal" officeooo:rsid="000d495b" officeooo:paragraph-rsid="000d495b" fo:background-color="transparent"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font-style="normal" fo:font-weight="normal" officeooo:rsid="000c75e5" officeooo:paragraph-rsid="000c75e5" fo:background-color="transparent"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tyle="normal" fo:font-weight="normal" officeooo:rsid="000c75e5" officeooo:paragraph-rsid="00105b2a" fo:background-color="transparent"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fo:font-weight="normal" officeooo:rsid="00105b2a" officeooo:paragraph-rsid="00105b2a" fo:background-color="transparent"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fo:font-weight="normal" officeooo:rsid="0009f6d4" officeooo:paragraph-rsid="0009f6d4" fo:background-color="transparent"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0d495b" officeooo:paragraph-rsid="00111e9f" fo:background-color="transparent" style:font-style-asian="normal" style:font-weight-asian="bold" style:font-style-complex="normal" style:font-weight-complex="bold"/>
    </style:style>
    <style:style style:name="P9" style:family="paragraph" style:parent-style-name="Standard">
      <style:paragraph-properties fo:text-align="start" style:justify-single-word="false"/>
      <style:text-properties officeooo:paragraph-rsid="00111e9f"/>
    </style:style>
    <style:style style:name="P10" style:family="paragraph" style:parent-style-name="Standard">
      <style:paragraph-properties fo:text-align="start" style:justify-single-word="false"/>
      <style:text-properties officeooo:rsid="0009f6d4" officeooo:paragraph-rsid="0009f6d4" fo:background-color="transparent"/>
    </style:style>
    <style:style style:name="P11" style:family="paragraph" style:parent-style-name="Standard">
      <style:paragraph-properties fo:text-align="start" style:justify-single-word="false"/>
      <style:text-properties fo:font-style="italic" style:text-underline-style="none" fo:font-weight="normal" officeooo:rsid="001067d2" officeooo:paragraph-rsid="001067d2" fo:background-color="transparent"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officeooo:rsid="0009f6d4" officeooo:paragraph-rsid="0009f6d4" fo:background-color="transparent" style:font-style-asian="italic" style:font-style-complex="italic"/>
    </style:style>
    <style:style style:name="P13" style:family="paragraph" style:parent-style-name="Standard">
      <style:paragraph-properties fo:text-align="start" style:justify-single-word="false"/>
      <style:text-properties officeooo:rsid="0009f6d4" officeooo:paragraph-rsid="0009f6d4" fo:background-color="#ec9ba4"/>
    </style:style>
    <style:style style:name="P14"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105b2a" officeooo:paragraph-rsid="00105b2a" fo:background-color="transparent"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105b2a" officeooo:paragraph-rsid="001eb404" fo:background-color="transparent"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0d5a05" officeooo:paragraph-rsid="000d5a05" fo:background-color="transparent"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0d5a05" officeooo:paragraph-rsid="001a95d1" fo:background-color="transparent"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0d495b" officeooo:paragraph-rsid="00111e9f" fo:background-color="transparent" style:font-style-asian="normal" style:font-weight-asian="bold" style:font-style-complex="normal" style:font-weight-complex="bold"/>
    </style:style>
    <style:style style:name="P19" style:family="paragraph" style:parent-style-name="Standard" style:list-style-name="L3">
      <style:paragraph-properties fo:text-align="start" style:justify-single-word="false"/>
      <style:text-properties fo:font-style="normal" style:text-underline-style="none" fo:font-weight="normal" officeooo:rsid="000ef98c" officeooo:paragraph-rsid="00111e9f" fo:background-color="transparent" style:font-style-asian="normal" style:font-weight-asian="normal" style:font-style-complex="normal" style:font-weight-complex="normal"/>
    </style:style>
    <style:style style:name="P20" style:family="paragraph" style:parent-style-name="Standard" style:list-style-name="L8">
      <style:paragraph-properties fo:text-align="start" style:justify-single-word="false"/>
      <style:text-properties fo:font-style="normal" style:text-underline-style="none" fo:font-weight="normal" officeooo:rsid="000ef98c" officeooo:paragraph-rsid="001a95d1" fo:background-color="transparent"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0d495b" officeooo:paragraph-rsid="000d495b" fo:background-color="transparent"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0d495b" officeooo:paragraph-rsid="00197104" fo:background-color="transparent"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style:text-underline-style="none" fo:font-weight="normal" officeooo:rsid="000d495b" officeooo:paragraph-rsid="00111e9f" fo:background-color="transparent"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style:text-underline-style="none" fo:font-weight="normal" officeooo:rsid="000d495b" officeooo:paragraph-rsid="001a95d1" fo:background-color="transparent"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style:text-underline-style="none" fo:font-weight="normal" officeooo:rsid="000d495b" officeooo:paragraph-rsid="001ffd2d" fo:background-color="transparent" style:font-style-asian="normal" style:font-weight-asian="normal" style:font-style-complex="normal" style:font-weight-complex="normal"/>
    </style:style>
    <style:style style:name="P26" style:family="paragraph" style:parent-style-name="Standard" style:list-style-name="L2">
      <style:paragraph-properties fo:text-align="start" style:justify-single-word="false"/>
      <style:text-properties fo:font-style="normal" style:text-underline-style="none" fo:font-weight="normal" officeooo:rsid="000d495b" officeooo:paragraph-rsid="001ffd2d" fo:background-color="transparent" style:font-style-asian="normal" style:font-weight-asian="normal" style:font-style-complex="normal" style:font-weight-complex="normal"/>
    </style:style>
    <style:style style:name="P27" style:family="paragraph" style:parent-style-name="Standard" style:list-style-name="L2">
      <style:paragraph-properties fo:text-align="start" style:justify-single-word="false"/>
      <style:text-properties fo:font-style="normal" style:text-underline-style="none" fo:font-weight="normal" officeooo:rsid="000d495b" officeooo:paragraph-rsid="0021854e" fo:background-color="transparent" style:font-style-asian="normal" style:font-weight-asian="normal" style:font-style-complex="normal" style:font-weight-complex="normal"/>
    </style:style>
    <style:style style:name="P28" style:family="paragraph" style:parent-style-name="Standard" style:list-style-name="L2">
      <style:paragraph-properties fo:text-align="start" style:justify-single-word="false"/>
      <style:text-properties fo:font-style="normal" style:text-underline-style="none" fo:font-weight="normal" officeooo:rsid="000d495b" officeooo:paragraph-rsid="00227e17" fo:background-color="transparent"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style:text-underline-style="none" fo:font-weight="normal" officeooo:rsid="00151a6d" officeooo:paragraph-rsid="00151a6d" fo:background-color="transparent"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style:text-underline-style="none" fo:font-weight="normal" officeooo:rsid="00151a6d" officeooo:paragraph-rsid="00197104" fo:background-color="transparent"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style:text-underline-style="none" fo:font-weight="normal" officeooo:rsid="00151a6d" officeooo:paragraph-rsid="001a95d1" fo:background-color="transparent"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style:text-underline-style="none" fo:font-weight="normal" officeooo:rsid="00151a6d" officeooo:paragraph-rsid="001d3770" fo:background-color="transparent"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style:text-underline-style="none" fo:font-weight="normal" officeooo:rsid="001d3770" officeooo:paragraph-rsid="001d3770" fo:background-color="transparent"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style:text-underline-style="none" fo:font-weight="normal" officeooo:rsid="001eb404" officeooo:paragraph-rsid="001eb404" fo:background-color="transparent"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style:text-underline-style="none" fo:font-weight="normal" officeooo:rsid="001ffd2d" officeooo:paragraph-rsid="001ffd2d" fo:background-color="transparent"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style:text-underline-style="none" fo:font-weight="normal" officeooo:rsid="001ffd2d" officeooo:paragraph-rsid="0021854e" fo:background-color="transparent"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style:text-underline-style="none" fo:font-weight="normal" officeooo:rsid="001ffd2d" officeooo:paragraph-rsid="00227e17" fo:background-color="transparent" style:font-style-asian="normal" style:font-weight-asian="normal" style:font-style-complex="normal" style:font-weight-complex="normal"/>
    </style:style>
    <style:style style:name="P38" style:family="paragraph" style:parent-style-name="Standard" style:list-style-name="L2">
      <style:paragraph-properties fo:text-align="start" style:justify-single-word="false"/>
      <style:text-properties fo:font-style="normal" style:text-underline-style="none" fo:font-weight="normal" officeooo:paragraph-rsid="0021854e" style:font-style-asian="normal" style:font-weight-asian="normal" style:font-style-complex="normal" style:font-weight-complex="normal"/>
    </style:style>
    <style:style style:name="P39" style:family="paragraph" style:parent-style-name="Standard" style:list-style-name="L2">
      <style:paragraph-properties fo:text-align="start" style:justify-single-word="false"/>
      <style:text-properties fo:font-style="normal" style:text-underline-style="none" fo:font-weight="normal" officeooo:paragraph-rsid="00227e17"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style:text-underline-style="none" fo:font-weight="normal" officeooo:paragraph-rsid="0021854e"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style:text-underline-style="none" fo:font-weight="normal" officeooo:paragraph-rsid="00227e17"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style:text-underline-style="none" fo:font-weight="normal" officeooo:rsid="001ffd2d" officeooo:paragraph-rsid="0021854e"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style:text-underline-style="none" fo:font-weight="normal" officeooo:rsid="0021854e" officeooo:paragraph-rsid="00227e17"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00c75e5" officeooo:paragraph-rsid="001424ff" fo:background-color="transparent"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0d495b" officeooo:paragraph-rsid="000d495b" fo:background-color="transparent"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officeooo:rsid="0009f6d4" officeooo:paragraph-rsid="001424ff" fo:background-color="transparent" style:font-style-asian="normal" style:font-style-complex="normal"/>
    </style:style>
    <style:style style:name="P47" style:family="paragraph" style:parent-style-name="Standard">
      <style:paragraph-properties fo:text-align="start" style:justify-single-word="false"/>
      <style:text-properties fo:font-style="normal" fo:font-weight="bold" officeooo:rsid="000d495b" officeooo:paragraph-rsid="000d495b" fo:background-color="transparent" style:font-style-asian="normal" style:font-weight-asian="bold" style:font-style-complex="normal" style:font-weight-complex="bold"/>
    </style:style>
    <style:style style:name="P48" style:family="paragraph" style:parent-style-name="Standard" style:list-style-name="L1">
      <style:paragraph-properties fo:text-align="start" style:justify-single-word="false"/>
      <style:text-properties officeooo:paragraph-rsid="00111e9f"/>
    </style:style>
    <style:style style:name="P49" style:family="paragraph" style:parent-style-name="Standard" style:list-style-name="L1">
      <style:paragraph-properties fo:text-align="start" style:justify-single-word="false"/>
      <style:text-properties officeooo:paragraph-rsid="00197104"/>
    </style:style>
    <style:style style:name="P50" style:family="paragraph" style:parent-style-name="Standard" style:list-style-name="L2">
      <style:paragraph-properties fo:text-align="start" style:justify-single-word="false"/>
      <style:text-properties officeooo:paragraph-rsid="00111e9f"/>
    </style:style>
    <style:style style:name="P51" style:family="paragraph" style:parent-style-name="Standard" style:list-style-name="L2">
      <style:paragraph-properties fo:text-align="start" style:justify-single-word="false"/>
      <style:text-properties officeooo:paragraph-rsid="001a95d1"/>
    </style:style>
    <style:style style:name="P52" style:family="paragraph" style:parent-style-name="Standard" style:list-style-name="L2">
      <style:paragraph-properties fo:text-align="start" style:justify-single-word="false"/>
      <style:text-properties officeooo:paragraph-rsid="001ffd2d"/>
    </style:style>
    <style:style style:name="P53" style:family="paragraph" style:parent-style-name="Standard" style:list-style-name="L5">
      <style:paragraph-properties fo:text-align="start" style:justify-single-word="false"/>
      <style:text-properties officeooo:paragraph-rsid="00151a6d"/>
    </style:style>
    <style:style style:name="P54" style:family="paragraph" style:parent-style-name="Standard">
      <style:paragraph-properties fo:text-align="start" style:justify-single-word="false"/>
      <style:text-properties officeooo:paragraph-rsid="00111e9f"/>
    </style:style>
    <style:style style:name="P55" style:family="paragraph" style:parent-style-name="Standard">
      <style:paragraph-properties fo:text-align="start" style:justify-single-word="false"/>
      <style:text-properties officeooo:paragraph-rsid="00197104"/>
    </style:style>
    <style:style style:name="P56" style:family="paragraph" style:parent-style-name="Standard" style:list-style-name="L6">
      <style:paragraph-properties fo:text-align="start" style:justify-single-word="false"/>
      <style:text-properties officeooo:paragraph-rsid="00197104"/>
    </style:style>
    <style:style style:name="P57" style:family="paragraph" style:parent-style-name="Standard">
      <style:paragraph-properties fo:text-align="start" style:justify-single-word="false"/>
      <style:text-properties officeooo:paragraph-rsid="001a95d1"/>
    </style:style>
    <style:style style:name="P58" style:family="paragraph" style:parent-style-name="Standard" style:list-style-name="L7">
      <style:paragraph-properties fo:text-align="start" style:justify-single-word="false"/>
      <style:text-properties officeooo:paragraph-rsid="001a95d1"/>
    </style:style>
    <style:style style:name="P59" style:family="paragraph" style:parent-style-name="Standard" style:list-style-name="L9">
      <style:paragraph-properties fo:text-align="start" style:justify-single-word="false"/>
      <style:text-properties officeooo:paragraph-rsid="001a95d1"/>
    </style:style>
    <style:style style:name="P60" style:family="paragraph" style:parent-style-name="Standard">
      <style:paragraph-properties fo:text-align="start" style:justify-single-word="false"/>
      <style:text-properties officeooo:paragraph-rsid="001d3770"/>
    </style:style>
    <style:style style:name="P61" style:family="paragraph" style:parent-style-name="Standard" style:list-style-name="L10">
      <style:paragraph-properties fo:text-align="start" style:justify-single-word="false"/>
      <style:text-properties officeooo:paragraph-rsid="001d3770"/>
    </style:style>
    <style:style style:name="P62" style:family="paragraph" style:parent-style-name="Standard">
      <style:paragraph-properties fo:text-align="start" style:justify-single-word="false"/>
      <style:text-properties officeooo:paragraph-rsid="001ffd2d"/>
    </style:style>
    <style:style style:name="P63" style:family="paragraph" style:parent-style-name="Standard" style:list-style-name="L11">
      <style:paragraph-properties fo:text-align="start" style:justify-single-word="false"/>
      <style:text-properties officeooo:paragraph-rsid="001ffd2d"/>
    </style:style>
    <style:style style:name="P64" style:family="paragraph" style:parent-style-name="Standard" style:list-style-name="L12">
      <style:paragraph-properties fo:text-align="start" style:justify-single-word="false"/>
      <style:text-properties officeooo:paragraph-rsid="0021854e"/>
    </style:style>
    <style:style style:name="P65" style:family="paragraph" style:parent-style-name="Standard">
      <style:paragraph-properties fo:text-align="start" style:justify-single-word="false"/>
      <style:text-properties officeooo:paragraph-rsid="0021854e"/>
    </style:style>
    <style:style style:name="P66" style:family="paragraph" style:parent-style-name="Standard" style:list-style-name="L13">
      <style:paragraph-properties fo:text-align="start" style:justify-single-word="false"/>
      <style:text-properties officeooo:paragraph-rsid="00227e17"/>
    </style:style>
    <style:style style:name="P67" style:family="paragraph" style:parent-style-name="Standard">
      <style:paragraph-properties fo:text-align="start" style:justify-single-word="false"/>
      <style:text-properties officeooo:paragraph-rsid="00227e17"/>
    </style:style>
    <style:style style:name="P68" style:family="paragraph" style:parent-style-name="Standard">
      <style:paragraph-properties fo:text-align="start" style:justify-single-word="false"/>
      <style:text-properties fo:font-style="italic" style:text-underline-style="none" fo:font-weight="normal" officeooo:rsid="001067d2" officeooo:paragraph-rsid="000d5a05" fo:background-color="transparent"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font-style="italic" style:text-underline-style="none" fo:font-weight="normal" officeooo:rsid="001067d2" officeooo:paragraph-rsid="00197104" fo:background-color="transparent"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font-style="italic" style:text-underline-style="none" fo:font-weight="normal" officeooo:rsid="001067d2" officeooo:paragraph-rsid="001a95d1" fo:background-color="transparent" style:font-style-asian="italic" style:font-weight-asian="normal" style:font-style-complex="italic" style:font-weight-complex="normal"/>
    </style:style>
    <style:style style:name="P71"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0d495b" officeooo:paragraph-rsid="001ffd2d" fo:background-color="transparent" style:font-style-asian="italic" style:font-weight-asian="bold" style:font-style-complex="italic" style:font-weight-complex="bold"/>
    </style:style>
    <style:style style:name="P72"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21854e" officeooo:paragraph-rsid="0021854e" style:font-style-asian="italic" style:font-weight-asian="bold" style:font-style-complex="italic" style:font-weight-complex="bold"/>
    </style:style>
    <style:style style:name="P73"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21854e" officeooo:paragraph-rsid="00227e17" style:font-style-asian="italic" style:font-weight-asian="bold" style:font-style-complex="italic" style:font-weight-complex="bold"/>
    </style:style>
    <style:style style:name="P74"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227e17" officeooo:paragraph-rsid="00227e17" style:font-style-asian="italic" style:font-weight-asian="bold" style:font-style-complex="italic" style:font-weight-complex="bold"/>
    </style:style>
    <style:style style:name="P75" style:family="paragraph" style:parent-style-name="Standard">
      <style:paragraph-properties fo:text-align="start" style:justify-single-word="false"/>
      <style:text-properties officeooo:rsid="000d495b" officeooo:paragraph-rsid="000d495b"/>
    </style:style>
    <style:style style:name="P76" style:family="paragraph" style:parent-style-name="Standard">
      <style:paragraph-properties fo:text-align="start" style:justify-single-word="false"/>
      <style:text-properties officeooo:rsid="000d495b" officeooo:paragraph-rsid="001a95d1"/>
    </style:style>
    <style:style style:name="P77" style:family="paragraph" style:parent-style-name="Standard">
      <style:paragraph-properties fo:text-align="start" style:justify-single-word="false"/>
      <style:text-properties officeooo:rsid="000d495b" officeooo:paragraph-rsid="001d3770"/>
    </style:style>
    <style:style style:name="P78" style:family="paragraph" style:parent-style-name="Standard" style:list-style-name="L3">
      <style:paragraph-properties fo:text-align="start" style:justify-single-word="false"/>
      <style:text-properties fo:color="#1c1c1c" loext:opacity="100%" style:font-name="Segoe UI1" fo:font-size="12pt" fo:font-style="normal" style:text-underline-style="none" fo:font-weight="normal" officeooo:rsid="000ef98c" officeooo:paragraph-rsid="00111e9f" fo:background-color="transparent" style:font-size-asian="12pt" style:font-style-asian="normal" style:font-weight-asian="normal" style:font-size-complex="12pt" style:font-style-complex="normal" style:font-weight-complex="normal"/>
    </style:style>
    <style:style style:name="P79" style:family="paragraph" style:parent-style-name="Standard" style:list-style-name="L8">
      <style:paragraph-properties fo:text-align="start" style:justify-single-word="false"/>
      <style:text-properties fo:color="#1c1c1c" loext:opacity="100%" style:font-name="Segoe UI1" fo:font-size="12pt" fo:font-style="normal" style:text-underline-style="none" fo:font-weight="normal" officeooo:rsid="000ef98c" officeooo:paragraph-rsid="001a95d1" fo:background-color="transparent"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officeooo:rsid="00151a6d" officeooo:paragraph-rsid="00151a6d"/>
    </style:style>
    <style:style style:name="P81" style:family="paragraph" style:parent-style-name="Standard" style:list-style-name="L5">
      <style:paragraph-properties fo:text-align="start" style:justify-single-word="false"/>
      <style:text-properties officeooo:rsid="00151a6d" officeooo:paragraph-rsid="00151a6d"/>
    </style:style>
    <style:style style:name="P82" style:family="paragraph" style:parent-style-name="Standard">
      <style:paragraph-properties fo:text-align="start" style:justify-single-word="false"/>
      <style:text-properties officeooo:rsid="00151a6d" officeooo:paragraph-rsid="00197104"/>
    </style:style>
    <style:style style:name="P83" style:family="paragraph" style:parent-style-name="Standard">
      <style:paragraph-properties fo:text-align="start" style:justify-single-word="false"/>
      <style:text-properties style:text-underline-style="solid" style:text-underline-width="auto" style:text-underline-color="font-color" fo:font-weight="bold" officeooo:paragraph-rsid="001ffd2d" style:font-weight-asian="bold" style:font-weight-complex="bold"/>
    </style:style>
    <style:style style:name="P84" style:family="paragraph" style:parent-style-name="Standard">
      <style:paragraph-properties fo:text-align="start" style:justify-single-word="false"/>
      <style:text-properties officeooo:rsid="001a95d1" officeooo:paragraph-rsid="001a95d1"/>
    </style:style>
    <style:style style:name="P85" style:family="paragraph" style:parent-style-name="Standard">
      <style:paragraph-properties fo:text-align="start" style:justify-single-word="false"/>
      <style:text-properties officeooo:rsid="001ffd2d" officeooo:paragraph-rsid="001ffd2d"/>
    </style:style>
    <style:style style:name="P86" style:family="paragraph" style:parent-style-name="Standard">
      <style:paragraph-properties fo:text-align="start" style:justify-single-word="false"/>
      <style:text-properties officeooo:rsid="001ffd2d" officeooo:paragraph-rsid="0021854e"/>
    </style:style>
    <style:style style:name="P87" style:family="paragraph" style:parent-style-name="Standard">
      <style:paragraph-properties fo:text-align="start" style:justify-single-word="false"/>
      <style:text-properties officeooo:rsid="001ffd2d" officeooo:paragraph-rsid="00227e17"/>
    </style:style>
    <style:style style:name="P88" style:family="paragraph" style:parent-style-name="Standard">
      <style:paragraph-properties fo:text-align="start" style:justify-single-word="false"/>
      <style:text-properties officeooo:rsid="00227e17" officeooo:paragraph-rsid="00227e17"/>
    </style:style>
    <style:style style:name="P89" style:family="paragraph" style:parent-style-name="Standard" style:list-style-name="L13">
      <style:paragraph-properties fo:text-align="start" style:justify-single-word="false"/>
      <style:text-properties officeooo:rsid="00227e17" officeooo:paragraph-rsid="00227e17"/>
    </style:style>
    <style:style style:name="P90" style:family="paragraph" style:parent-style-name="Standard" style:list-style-name="L14">
      <style:paragraph-properties fo:text-align="start" style:justify-single-word="false"/>
      <style:text-properties officeooo:rsid="00227e17" officeooo:paragraph-rsid="00227e17"/>
    </style:style>
    <style:style style:name="P91" style:family="paragraph" style:parent-style-name="Standard" style:list-style-name="L15">
      <style:paragraph-properties fo:text-align="start" style:justify-single-word="false"/>
      <style:text-properties officeooo:rsid="00227e17" officeooo:paragraph-rsid="00227e17"/>
    </style:style>
    <style:style style:name="P92" style:family="paragraph" style:parent-style-name="Standard">
      <style:paragraph-properties fo:text-align="start" style:justify-single-word="false"/>
      <style:text-properties officeooo:rsid="0024362c" officeooo:paragraph-rsid="0024362c"/>
    </style:style>
    <style:style style:name="T1" style:family="text">
      <style:text-properties fo:font-style="italic" style:font-style-asian="italic" style:font-style-complex="italic"/>
    </style:style>
    <style:style style:name="T2" style:family="text">
      <style:text-properties fo:font-style="italic" officeooo:rsid="00105b2a" style:font-style-asian="italic" style:font-style-complex="italic"/>
    </style:style>
    <style:style style:name="T3" style:family="text">
      <style:text-properties fo:font-style="italic" officeooo:rsid="001a95d1" style:font-style-asian="italic" style:font-style-complex="italic"/>
    </style:style>
    <style:style style:name="T4" style:family="text">
      <style:text-properties fo:font-style="italic" style:text-underline-style="none" fo:font-weight="bold" fo:background-color="transparent" loext:char-shading-value="0" style:font-style-asian="italic" style:font-weight-asian="bold" style:font-style-complex="italic" style:font-weight-complex="bold"/>
    </style:style>
    <style:style style:name="T5" style:family="text">
      <style:text-properties fo:font-style="italic" style:text-underline-style="none" fo:font-weight="bold" officeooo:rsid="000ef98c" fo:background-color="transparent" loext:char-shading-value="0" style:font-style-asian="italic" style:font-weight-asian="bold" style:font-style-complex="italic" style:font-weight-complex="bold"/>
    </style:style>
    <style:style style:name="T6" style:family="text">
      <style:text-properties fo:font-style="italic" style:text-underline-style="none" fo:font-weight="bold" officeooo:rsid="001d3770" fo:background-color="transparent" loext:char-shading-value="0" style:font-style-asian="italic" style:font-weight-asian="bold" style:font-style-complex="italic" style:font-weight-complex="bold"/>
    </style:style>
    <style:style style:name="T7" style:family="text">
      <style:text-properties fo:font-style="italic" style:text-underline-style="none" fo:font-weight="normal" fo:background-color="transparent" loext:char-shading-value="0" style:font-style-asian="italic" style:font-weight-asian="normal" style:font-style-complex="italic" style:font-weight-complex="normal"/>
    </style:style>
    <style:style style:name="T8" style:family="text">
      <style:text-properties fo:font-style="italic" style:text-underline-style="none" fo:font-weight="normal" officeooo:rsid="001067d2" fo:background-color="transparent" loext:char-shading-value="0" style:font-style-asian="italic" style:font-weight-asian="normal" style:font-style-complex="italic" style:font-weight-complex="normal"/>
    </style:style>
    <style:style style:name="T9" style:family="text">
      <style:text-properties fo:font-style="italic" style:text-underline-style="none" fo:font-weight="normal" officeooo:rsid="00111e9f" fo:background-color="transparent" loext:char-shading-value="0" style:font-style-asian="italic" style:font-weight-asian="normal" style:font-style-complex="italic" style:font-weight-complex="normal"/>
    </style:style>
    <style:style style:name="T10" style:family="text">
      <style:text-properties fo:font-style="italic" style:text-underline-style="none" fo:font-weight="normal" officeooo:rsid="00151a6d" fo:background-color="transparent" loext:char-shading-value="0" style:font-style-asian="italic" style:font-weight-asian="normal" style:font-style-complex="italic" style:font-weight-complex="normal"/>
    </style:style>
    <style:style style:name="T11" style:family="text">
      <style:text-properties fo:font-style="italic" style:text-underline-style="none" fo:font-weight="normal" officeooo:rsid="001a95d1" fo:background-color="transparent" loext:char-shading-value="0" style:font-style-asian="italic" style:font-weight-asian="normal" style:font-style-complex="italic" style:font-weight-complex="normal"/>
    </style:style>
    <style:style style:name="T12" style:family="text">
      <style:text-properties fo:font-style="italic" style:text-underline-style="none" fo:font-weight="normal" officeooo:rsid="001b3905" fo:background-color="transparent" loext:char-shading-value="0" style:font-style-asian="italic" style:font-weight-asian="normal" style:font-style-complex="italic" style:font-weight-complex="normal"/>
    </style:style>
    <style:style style:name="T13" style:family="text">
      <style:text-properties fo:font-style="italic" style:text-underline-style="none" fo:font-weight="normal" officeooo:rsid="001ffd2d" fo:background-color="transparent" loext:char-shading-value="0" style:font-style-asian="italic" style:font-weight-asian="normal" style:font-style-complex="italic" style:font-weight-complex="normal"/>
    </style:style>
    <style:style style:name="T14" style:family="text">
      <style:text-properties fo:font-style="italic" style:text-underline-style="none" fo:font-weight="normal" officeooo:rsid="0021854e" fo:background-color="transparent" loext:char-shading-value="0"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05b2a" style:font-style-asian="italic" style:font-weight-asian="bold" style:font-style-complex="italic" style:font-weight-complex="bold"/>
    </style:style>
    <style:style style:name="T17" style:family="text">
      <style:text-properties fo:font-style="italic" officeooo:rsid="001a95d1" fo:background-color="transparent" loext:char-shading-value="0" style:font-style-asian="italic" style:font-style-complex="italic"/>
    </style:style>
    <style:style style:name="T18" style:family="text">
      <style:text-properties fo:font-style="italic" officeooo:rsid="0021854e" fo:background-color="transparent" loext:char-shading-value="0" style:font-style-asian="italic" style:font-style-complex="italic"/>
    </style:style>
    <style:style style:name="T19" style:family="text">
      <style:text-properties fo:font-style="italic" officeooo:rsid="001067d2" fo:background-color="transparent" loext:char-shading-value="0"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105b2a" style:font-style-asian="normal" style:font-style-complex="normal"/>
    </style:style>
    <style:style style:name="T22" style:family="text">
      <style:text-properties fo:font-style="normal" style:text-underline-style="none" fo:font-weight="normal" fo:background-color="transparent" loext:char-shading-value="0" style:font-style-asian="normal" style:font-weight-asian="normal" style:font-style-complex="normal" style:font-weight-complex="normal"/>
    </style:style>
    <style:style style:name="T23" style:family="text">
      <style:text-properties fo:font-style="normal" style:text-underline-style="none" fo:font-weight="normal" officeooo:rsid="000d495b" fo:background-color="transparent" loext:char-shading-value="0" style:font-style-asian="normal" style:font-weight-asian="normal" style:font-style-complex="normal" style:font-weight-complex="normal"/>
    </style:style>
    <style:style style:name="T24" style:family="text">
      <style:text-properties fo:font-style="normal" style:text-underline-style="none" fo:font-weight="normal" officeooo:rsid="000ef98c" fo:background-color="transparent" loext:char-shading-value="0" style:font-style-asian="normal" style:font-weight-asian="normal" style:font-style-complex="normal" style:font-weight-complex="normal"/>
    </style:style>
    <style:style style:name="T25" style:family="text">
      <style:text-properties fo:font-style="normal" style:text-underline-style="none" fo:font-weight="normal" officeooo:rsid="001067d2" fo:background-color="transparent" loext:char-shading-value="0" style:font-style-asian="normal" style:font-weight-asian="normal" style:font-style-complex="normal" style:font-weight-complex="normal"/>
    </style:style>
    <style:style style:name="T26" style:family="text">
      <style:text-properties fo:font-style="normal" style:text-underline-style="none" fo:font-weight="normal" officeooo:rsid="00111e9f" fo:background-color="transparent" loext:char-shading-value="0" style:font-style-asian="normal" style:font-weight-asian="normal" style:font-style-complex="normal" style:font-weight-complex="normal"/>
    </style:style>
    <style:style style:name="T27" style:family="text">
      <style:text-properties fo:font-style="normal" style:text-underline-style="none" fo:font-weight="normal" officeooo:rsid="00122778" fo:background-color="transparent" loext:char-shading-value="0" style:font-style-asian="normal" style:font-weight-asian="normal" style:font-style-complex="normal" style:font-weight-complex="normal"/>
    </style:style>
    <style:style style:name="T28" style:family="text">
      <style:text-properties fo:font-style="normal" style:text-underline-style="none" fo:font-weight="normal" officeooo:rsid="00151a6d" fo:background-color="transparent" loext:char-shading-value="0" style:font-style-asian="normal" style:font-weight-asian="normal" style:font-style-complex="normal" style:font-weight-complex="normal"/>
    </style:style>
    <style:style style:name="T29" style:family="text">
      <style:text-properties fo:font-style="normal" style:text-underline-style="none" fo:font-weight="normal" officeooo:rsid="0016427c" fo:background-color="transparent" loext:char-shading-value="0" style:font-style-asian="normal" style:font-weight-asian="normal" style:font-style-complex="normal" style:font-weight-complex="normal"/>
    </style:style>
    <style:style style:name="T30" style:family="text">
      <style:text-properties fo:font-style="normal" style:text-underline-style="none" fo:font-weight="normal" officeooo:rsid="00197104" fo:background-color="transparent" loext:char-shading-value="0" style:font-style-asian="normal" style:font-weight-asian="normal" style:font-style-complex="normal" style:font-weight-complex="normal"/>
    </style:style>
    <style:style style:name="T31" style:family="text">
      <style:text-properties fo:font-style="normal" style:text-underline-style="none" fo:font-weight="normal" officeooo:rsid="001a95d1" fo:background-color="transparent" loext:char-shading-value="0" style:font-style-asian="normal" style:font-weight-asian="normal" style:font-style-complex="normal" style:font-weight-complex="normal"/>
    </style:style>
    <style:style style:name="T32" style:family="text">
      <style:text-properties fo:font-style="normal" style:text-underline-style="none" fo:font-weight="normal" officeooo:rsid="001b3905" fo:background-color="transparent" loext:char-shading-value="0" style:font-style-asian="normal" style:font-weight-asian="normal" style:font-style-complex="normal" style:font-weight-complex="normal"/>
    </style:style>
    <style:style style:name="T33" style:family="text">
      <style:text-properties fo:font-style="normal" style:text-underline-style="none" fo:font-weight="normal" officeooo:rsid="001d3770" fo:background-color="transparent" loext:char-shading-value="0" style:font-style-asian="normal" style:font-weight-asian="normal" style:font-style-complex="normal" style:font-weight-complex="normal"/>
    </style:style>
    <style:style style:name="T34" style:family="text">
      <style:text-properties fo:font-style="normal" style:text-underline-style="none" fo:font-weight="normal" officeooo:rsid="001ffd2d" fo:background-color="transparent" loext:char-shading-value="0" style:font-style-asian="normal" style:font-weight-asian="normal" style:font-style-complex="normal" style:font-weight-complex="normal"/>
    </style:style>
    <style:style style:name="T35" style:family="text">
      <style:text-properties fo:font-style="normal" style:text-underline-style="none" fo:font-weight="normal" officeooo:rsid="0021854e" fo:background-color="transparent" loext:char-shading-value="0" style:font-style-asian="normal" style:font-weight-asian="normal" style:font-style-complex="normal" style:font-weight-complex="normal"/>
    </style:style>
    <style:style style:name="T36" style:family="text">
      <style:text-properties fo:font-style="normal" style:text-underline-style="none" fo:font-weight="normal" officeooo:rsid="00227e17" fo:background-color="transparent" loext:char-shading-value="0" style:font-style-asian="normal" style:font-weight-asian="normal" style:font-style-complex="normal" style:font-weight-complex="normal"/>
    </style:style>
    <style:style style:name="T37" style:family="text">
      <style:text-properties fo:font-style="normal" style:text-underline-style="none" fo:font-weight="normal" officeooo:rsid="0024362c" fo:background-color="transparent" loext:char-shading-value="0" style:font-style-asian="normal" style:font-weight-asian="normal" style:font-style-complex="normal" style:font-weight-complex="normal"/>
    </style:style>
    <style:style style:name="T38" style:family="text">
      <style:text-properties fo:font-style="normal" style:text-underline-style="solid" style:text-underline-width="auto" style:text-underline-color="font-color" fo:font-weight="bold" officeooo:rsid="000d5a05" fo:background-color="transparent" loext:char-shading-value="0" style:font-style-asian="normal" style:font-weight-asian="bold" style:font-style-complex="normal" style:font-weight-complex="bold"/>
    </style:style>
    <style:style style:name="T39" style:family="text">
      <style:text-properties fo:font-style="normal" style:text-underline-style="solid" style:text-underline-width="auto" style:text-underline-color="font-color" fo:font-weight="bold" officeooo:rsid="00122778" fo:background-color="transparent" loext:char-shading-value="0" style:font-style-asian="normal" style:font-weight-asian="bold" style:font-style-complex="normal" style:font-weight-complex="bold"/>
    </style:style>
    <style:style style:name="T40" style:family="text">
      <style:text-properties fo:font-weight="bold" style:font-weight-asian="bold" style:font-weight-complex="bold"/>
    </style:style>
    <style:style style:name="T41" style:family="text">
      <style:text-properties fo:font-weight="bold" officeooo:rsid="001b3905" style:font-weight-asian="bold" style:font-weight-complex="bold"/>
    </style:style>
    <style:style style:name="T42" style:family="text">
      <style:text-properties style:text-underline-style="none"/>
    </style:style>
    <style:style style:name="T43" style:family="text">
      <style:text-properties style:text-underline-style="none" officeooo:rsid="001424ff"/>
    </style:style>
    <style:style style:name="T44" style:family="text">
      <style:text-properties style:text-underline-style="none" fo:font-weight="normal" style:font-weight-asian="normal" style:font-weight-complex="normal"/>
    </style:style>
    <style:style style:name="T45" style:family="text">
      <style:text-properties fo:color="#1c1c1c" loext:opacity="100%" style:font-name="Segoe UI1" fo:font-size="12pt" style:font-size-asian="12pt" style:font-size-complex="12pt"/>
    </style:style>
    <style:style style:name="T46" style:family="text">
      <style:text-properties fo:color="#1c1c1c" loext:opacity="100%" style:font-name="Segoe UI1" fo:font-size="12pt" officeooo:rsid="00111e9f" style:font-size-asian="12pt" style:font-size-complex="12pt"/>
    </style:style>
    <style:style style:name="T47" style:family="text">
      <style:text-properties officeooo:rsid="00105b2a"/>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fo:font-weight="normal" style:font-weight-asian="normal" style:font-weight-complex="normal"/>
    </style:style>
    <style:style style:name="T50" style:family="text">
      <style:text-properties style:text-underline-style="solid" style:text-underline-width="auto" style:text-underline-color="font-color" fo:font-weight="normal" officeooo:rsid="001424ff" style:font-weight-asian="normal" style:font-weight-complex="normal"/>
    </style:style>
    <style:style style:name="T51" style:family="text">
      <style:text-properties style:text-underline-style="solid" style:text-underline-width="auto" style:text-underline-color="font-color" officeooo:rsid="001067d2"/>
    </style:style>
    <style:style style:name="T52" style:family="text">
      <style:text-properties officeooo:rsid="001067d2"/>
    </style:style>
    <style:style style:name="T53" style:family="text">
      <style:text-properties officeooo:rsid="00111e9f"/>
    </style:style>
    <style:style style:name="T54" style:family="text">
      <style:text-properties fo:color="#000000" loext:opacity="100%" style:font-name="Segoe UI1" fo:font-size="12pt" fo:font-style="normal" style:text-underline-style="none" fo:font-weight="normal" officeooo:rsid="00111e9f" fo:background-color="transparent" loext:char-shading-value="0" style:font-size-asian="12pt" style:font-style-asian="normal" style:font-weight-asian="normal" style:font-size-complex="12pt" style:font-style-complex="normal" style:font-weight-complex="normal"/>
    </style:style>
    <style:style style:name="T55" style:family="text">
      <style:text-properties fo:color="#000000" loext:opacity="100%" style:font-name="Segoe UI1" fo:font-size="12pt" fo:font-style="normal" style:text-underline-style="none" fo:font-weight="normal" officeooo:rsid="001a95d1" fo:background-color="transparent" loext:char-shading-value="0" style:font-size-asian="12pt" style:font-style-asian="normal" style:font-weight-asian="normal" style:font-size-complex="12pt" style:font-style-complex="normal" style:font-weight-complex="normal"/>
    </style:style>
    <style:style style:name="T56" style:family="text">
      <style:text-properties fo:color="#000000" loext:opacity="100%" style:font-name="Segoe UI1" fo:font-size="12pt" fo:font-style="italic" officeooo:rsid="000d495b" style:font-size-asian="12pt" style:font-style-asian="italic" style:font-size-complex="12pt" style:font-style-complex="italic"/>
    </style:style>
    <style:style style:name="T57" style:family="text">
      <style:text-properties fo:color="#000000" loext:opacity="100%" style:font-name="Segoe UI1" fo:font-size="12pt" fo:font-style="italic" officeooo:rsid="00111e9f" style:font-size-asian="12pt" style:font-style-asian="italic" style:font-size-complex="12pt" style:font-style-complex="italic"/>
    </style:style>
    <style:style style:name="T58" style:family="text">
      <style:text-properties fo:color="#000000" loext:opacity="100%" style:font-name="Segoe UI1" fo:font-size="12pt" officeooo:rsid="000d495b" style:font-size-asian="12pt" style:font-size-complex="12pt"/>
    </style:style>
    <style:style style:name="T59" style:family="text">
      <style:text-properties fo:color="#000000" loext:opacity="100%" style:font-name="Segoe UI1" fo:font-size="12pt" officeooo:rsid="001a95d1" style:font-size-asian="12pt" style:font-size-complex="12pt"/>
    </style:style>
    <style:style style:name="T60" style:family="text">
      <style:text-properties fo:color="#000000" loext:opacity="100%" style:font-name="Segoe UI1" fo:font-size="12pt" officeooo:rsid="001b3905" style:font-size-asian="12pt" style:font-size-complex="12pt"/>
    </style:style>
    <style:style style:name="T61" style:family="text">
      <style:text-properties fo:color="#000000" loext:opacity="100%" style:font-name="Segoe UI1" fo:font-size="12pt" officeooo:rsid="001d3770" style:font-size-asian="12pt" style:font-size-complex="12pt"/>
    </style:style>
    <style:style style:name="T62" style:family="text">
      <style:text-properties officeooo:rsid="001424ff"/>
    </style:style>
    <style:style style:name="T63" style:family="text">
      <style:text-properties fo:background-color="transparent" loext:char-shading-value="0"/>
    </style:style>
    <style:style style:name="T64" style:family="text">
      <style:text-properties officeooo:rsid="0021854e" fo:background-color="transparent" loext:char-shading-value="0"/>
    </style:style>
    <style:style style:name="T65" style:family="text">
      <style:text-properties officeooo:rsid="001067d2" fo:background-color="transparent" loext:char-shading-value="0"/>
    </style:style>
    <style:style style:name="T66" style:family="text">
      <style:text-properties officeooo:rsid="00122778" fo:background-color="transparent" loext:char-shading-value="0"/>
    </style:style>
    <style:style style:name="T67" style:family="text">
      <style:text-properties officeooo:rsid="001ffd2d" fo:background-color="transparent" loext:char-shading-value="0"/>
    </style:style>
    <style:style style:name="T68" style:family="text">
      <style:text-properties officeooo:rsid="00111e9f" fo:background-color="transparent" loext:char-shading-value="0"/>
    </style:style>
    <style:style style:name="T69" style:family="text">
      <style:text-properties officeooo:rsid="00227e17" fo:background-color="transparent" loext:char-shading-value="0"/>
    </style:style>
    <style:style style:name="T70" style:family="text">
      <style:text-properties officeooo:rsid="0024362c" fo:background-color="transparent" loext:char-shading-value="0"/>
    </style:style>
    <style:style style:name="T71" style:family="text">
      <style:text-properties fo:font-weight="normal" style:font-weight-asian="normal" style:font-weight-complex="normal"/>
    </style:style>
    <style:style style:name="T72" style:family="text">
      <style:text-properties officeooo:rsid="0016427c"/>
    </style:style>
    <style:style style:name="T73" style:family="text">
      <style:text-properties officeooo:rsid="00197104"/>
    </style:style>
    <style:style style:name="T74" style:family="text">
      <style:text-properties officeooo:rsid="001a95d1"/>
    </style:style>
    <style:style style:name="T75" style:family="text">
      <style:text-properties officeooo:rsid="001b3905"/>
    </style:style>
    <style:style style:name="T76" style:family="text">
      <style:text-properties officeooo:rsid="001d3770"/>
    </style:style>
    <style:style style:name="T77" style:family="text">
      <style:text-properties officeooo:rsid="001eb404"/>
    </style:style>
    <style:style style:name="T78" style:family="text">
      <style:text-properties officeooo:rsid="00227e1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ruebas unitarias, utilizando mocks y stubs</text:p>
      <text:p text:style-name="P13"/>
      <text:p text:style-name="P10"><text:span text:style-name="T62">La primer parte del t</text:span>est <text:span text:style-name="T62">para este </text:span>proyecto es realizar una prueba unitaria sobre el <text:span text:style-name="T15">modelo</text:span> (a modo de resumen). </text:p>
      <text:p text:style-name="P10">La prueba unitaria nos permite comprobar que una unidad o una pieza del sistema, bajo un entorno determinado, produce los resultados esperados.</text:p>
      <text:p text:style-name="P10"/>
      <text:p text:style-name="P10">Para este proyecto, el modelo tiene dos clases asociadas las cuales utiliza para realizar ciertas operaciones. <text:line-break/><text:line-break/>Una asociación es a la interfaz <text:span text:style-name="T1">WikipediaSearcher</text:span>, la cual se encarga de realizar una busqueda utilizando las API de wikipedia previstas en el proyecto.</text:p>
      <text:p text:style-name="P10">La otra asociación es a <text:span text:style-name="T47">la interfaz </text:span><text:span text:style-name="T2">DataBase, </text:span>una <text:span text:style-name="T20">base </text:span><text:span text:style-name="T21">de</text:span><text:span text:style-name="T20"> datos</text:span> la cual nos permite almacenar informacion localmente. </text:p>
      <text:p text:style-name="P10"/>
      <text:p text:style-name="P10">Como el objetivo del test unitario para este caso, <text:span text:style-name="T47">es </text:span>observar el comportamiento de la unidad<text:span text:style-name="T1"> modelo</text:span><text:span text:style-name="T20"> para determinar si produce los resultados esperados, tenemos que evitar los distintos errores que nos puedan influír en estos resultados, en este caso desde esas interfaces asociadas a la unidad</text:span><text:span text:style-name="T1"> modelo. </text:span></text:p>
      <text:p text:style-name="P12"/>
      <text:p text:style-name="P46">Para aislar a la unidad que queremos testear, lo que hacemos es introducir </text:p>
      <text:p text:style-name="P46"><text:span text:style-name="T49">dobles de </text:span><text:span text:style-name="T50">p</text:span><text:span text:style-name="T49">rueba.</text:span><text:span text:style-name="T44"> </text:span><text:span text:style-name="T71">Esto nos permite controlar los resultados externos de las asociaciones de la unidad que queremos testear.</text:span></text:p>
      <text:p text:style-name="P7"/>
      <text:p text:style-name="P4"><text:span text:style-name="T47">Para eso se implemento</text:span> un <text:span text:style-name="T15">Stub</text:span> para la <text:span text:style-name="T47">interfaz </text:span><text:span text:style-name="T16">DataBase</text:span><text:span text:style-name="T2">:</text:span></text:p>
      <text:p text:style-name="P5">Esto nos permite implementar todos los métodos de la interfaz de base de datos que tenemos en el sistema, para simular una base de datos real, pero solo almacenando valores en variables (<text:span text:style-name="T47">p</text:span>or ejemplo un titulo y un extracto) <text:span text:style-name="T47">lo cual nos alcanza para los test que queremos desarrollar</text:span>. </text:p>
      <text:p text:style-name="P4"><text:span text:style-name="T47">Utilizar un</text:span> <text:span text:style-name="T2">S</text:span><text:span text:style-name="T1">tub</text:span> es util para este caso, porque solo queremos alterar el comportamiento de la base de datos una <text:span text:style-name="T47">ú</text:span>nica vez. </text:p>
      <text:p text:style-name="P4"/>
      <text:p text:style-name="P4">No asi para el caso de <text:span text:style-name="T47">la interfaz </text:span><text:span text:style-name="T16">WikipediaSearcher</text:span><text:span text:style-name="T2">:</text:span></text:p>
      <text:p text:style-name="P4">Para el buscador utilizaremos un mock a la interfaz. Esto nos va a permitir manipular los resultados de los metodos de la interfaz, retornando los valores que necesitemos para cada test en particular. </text:p>
      <text:p text:style-name="P44"><text:line-break/>Esta manipulacion de metodos se realiza dentro de cada test.<text:line-break/>Contrariamente al stub de la base de datos, para el buscador de wikipedia, <text:span text:style-name="T62">sí</text:span> vamos a alterar su comportamiento varias veces. (Si utilizaramos un stub para esto, deberiamos crear <text:span text:style-name="T62">multiples</text:span> clase que implemente<text:span text:style-name="T62">n</text:span> la interfaz del buscador, seteando los resultados para cada test distinto que queremos realizar).</text:p>
      <text:p text:style-name="P44"><text:span text:style-name="T47">Por último, para los test a los métodos que involucren </text:span><text:span text:style-name="T2">listeners</text:span><text:span text:style-name="T47">, también seran mockeados con el objetivo de anular su comportamiento.</text:span></text:p>
      <text:p text:style-name="P6"/>
      <text:p text:style-name="P14"><text:soft-page-break/>Implementacion de los tests <text:span text:style-name="T62">unitarios</text:span>:</text:p>
      <text:p text:style-name="P45"><text:span text:style-name="T43"/></text:p>
      <text:p text:style-name="P45"><text:span text:style-name="T43">S</text:span><text:span text:style-name="T42">e implementaron los siguientes tests: </text:span></text:p>
      <text:p text:style-name="P47"><text:span text:style-name="T48">testNewSearchInWikipediaSearcher</text:span><text:span text:style-name="T51">AndFound</text:span><text:span text:style-name="T48">:</text:span></text:p>
      <text:p text:style-name="P11"/>
      <text:list xml:id="list24580039" text:style-name="L1">
        <text:list-item>
          <text:p text:style-name="P48"><text:span text:style-name="T8">Objetivo: </text:span><text:span text:style-name="T25">Simular una búsqueda </text:span><text:span text:style-name="T28">desde el </text:span><text:span text:style-name="T25">utilizando la interfaz WikipediaSearcher encontrando resultados para la misma </text:span><text:span text:style-name="T28">y notificando a los listeners corrrespondientes</text:span><text:span text:style-name="T25">.</text:span></text:p>
        </text:list-item>
      </text:list>
      <text:p text:style-name="P3"/>
      <text:p text:style-name="P80"><text:span text:style-name="T22">El test <text:tab/>crea una </text:span><text:span text:style-name="T7">mockWikipediaSearched</text:span><text:span text:style-name="T22">,</text:span><text:span text:style-name="T7"> </text:span><text:span text:style-name="T22">para mockear sus metodos </text:span><text:span text:style-name="T7">searchPage, getLastSearchedTitle y getLastSearchedPageInfo</text:span><text:span text:style-name="T22">. La intencion es simular una busqueda en wikipedia retornando valores asociados a League of Legends.</text:span></text:p>
      <text:p text:style-name="P29">Luego se inicializa el modelo con una <text:span text:style-name="T1">StubDataBase</text:span> y <text:span text:style-name="T1">mockWikipediaSearched</text:span> y también se inicializa un <text:span text:style-name="T1">mocklistener</text:span> para la lista de oyentes que escuchan cuando una página fue encontrada satisfactoriamente por el buscador.</text:p>
      <text:p text:style-name="P1"><text:span text:style-name="T22"/></text:p>
      <text:p text:style-name="P1"><text:span text:style-name="T22">Luego ejecuta el método </text:span><text:span text:style-name="T4">searchTermInWikipedia</text:span><text:span text:style-name="T22"> con el parámetro </text:span><text:span text:style-name="T25">“League of Legends” </text:span><text:span text:style-name="T28">(el parámtro no influye, ya que los resultados ya estan seteados)</text:span><text:span text:style-name="T22">.</text:span></text:p>
      <text:p text:style-name="P3"/>
      <text:p text:style-name="P3">Por último se comparan los resultados finales del sistema:</text:p>
      <text:list xml:id="list654992269" text:style-name="L5">
        <text:list-item>
          <text:p text:style-name="P53"><text:span text:style-name="T28">Un </text:span><text:span text:style-name="T10">assertequals </text:span><text:span text:style-name="T28">que chequea que la informacion proporcionada por </text:span><text:span text:style-name="T10">wikipediaSearcher</text:span><text:span text:style-name="T28"> sea la correcta.</text:span></text:p>
        </text:list-item>
        <text:list-item>
          <text:p text:style-name="P81"><text:span text:style-name="T22">Un </text:span><text:span text:style-name="T7">verify</text:span><text:span text:style-name="T22"> de mock</text:span><text:span text:style-name="T30">ito</text:span><text:span text:style-name="T22"> que verifica si </text:span><text:span text:style-name="T29">se notificó a los oyentes de la lista correspondiente.</text:span><text:span text:style-name="T22"> </text:span></text:p>
        </text:list-item>
      </text:list>
      <text:p text:style-name="P3"/>
      <text:p text:style-name="P8"/>
      <text:p text:style-name="P8">testNewSearchInWikipediaSearcher<text:span text:style-name="T53">ButNot</text:span><text:span text:style-name="T52">Found</text:span>:</text:p>
      <text:p text:style-name="P69"/>
      <text:list xml:id="list174637587391329" text:continue-list="list24580039" text:style-name="L1">
        <text:list-item>
          <text:p text:style-name="P49"><text:span text:style-name="T8">Objetivo: </text:span><text:span text:style-name="T25">Simular una búsqueda </text:span><text:span text:style-name="T28">desde el </text:span><text:span text:style-name="T25">utilizando la interfaz WikipediaSearcher </text:span><text:span text:style-name="T30">sin obtener resultados</text:span><text:span text:style-name="T25"> </text:span><text:span text:style-name="T28">y notificando a los listeners corrrespondientes</text:span><text:span text:style-name="T25">.</text:span></text:p>
        </text:list-item>
      </text:list>
      <text:p text:style-name="P82"><text:span text:style-name="T22"/></text:p>
      <text:p text:style-name="P82"><text:span text:style-name="T22">El test <text:tab/>crea una </text:span><text:span text:style-name="T7">mockWikipediaSearched</text:span><text:span text:style-name="T22">,</text:span><text:span text:style-name="T7"> </text:span><text:span text:style-name="T22">para mockear sus metodos </text:span><text:span text:style-name="T7">searchPage, getLastSearchedTitle y getLastSearchedPageInfo</text:span><text:span text:style-name="T22">. La intencion es simular una busqueda en wikipedia </text:span><text:span text:style-name="T30">que no tuvo éxito</text:span><text:span text:style-name="T22">.</text:span></text:p>
      <text:p text:style-name="P30">Luego se inicializa el modelo con una <text:span text:style-name="T1">StubDataBase</text:span> y <text:span text:style-name="T1">mockWikipediaSearched</text:span> y también se inicializa un <text:span text:style-name="T1">mocklistener</text:span> para la lista de oyentes que escuchan cuando una página <text:span text:style-name="T73">no fue encontrada con exito</text:span> por el buscador.</text:p>
      <text:p text:style-name="P22"><text:span text:style-name="T22"/></text:p>
      <text:p text:style-name="P2"><text:span text:style-name="T22">Luego ejecuta el método </text:span><text:span text:style-name="T4">searchTermInWikipedia</text:span><text:span text:style-name="T22"> con el parámetro </text:span><text:span text:style-name="T25">“League of Legends”</text:span><text:span text:style-name="T22">.</text:span></text:p>
      <text:p text:style-name="P23"/>
      <text:p text:style-name="P55"><text:span text:style-name="T23">Por último se comparan los resultados finales del sistema:</text:span></text:p>
      <text:list xml:id="list2363666758" text:style-name="L6">
        <text:list-item>
          <text:p text:style-name="P56"><text:span text:style-name="T28">Un </text:span><text:span text:style-name="T10">assertequals </text:span><text:span text:style-name="T28">que chequea que la informacion proporcionada por </text:span><text:span text:style-name="T10">wikipediaSearcher</text:span><text:span text:style-name="T28"> sea </text:span><text:span text:style-name="T30">nula.</text:span></text:p>
        </text:list-item>
        <text:list-item>
          <text:p text:style-name="P56"><text:span text:style-name="T28">Un </text:span><text:span text:style-name="T10">verify</text:span><text:span text:style-name="T28"> de mock</text:span><text:span text:style-name="T30">ito</text:span><text:span text:style-name="T28"> que verifica si </text:span><text:span text:style-name="T29">se notificó a los oyentes de la lista correspondiente.</text:span></text:p>
        </text:list-item>
      </text:list>
      <text:p text:style-name="P16"><text:soft-page-break/>test<text:span text:style-name="T73">Succesfully</text:span>SaveLocally: </text:p>
      <text:p text:style-name="P68"/>
      <text:list xml:id="list88422366" text:style-name="L2">
        <text:list-item>
          <text:p text:style-name="P51"><text:span text:style-name="T8">Objetivo: </text:span><text:span text:style-name="T25">Simular </text:span><text:span text:style-name="T26">el registro </text:span><text:span text:style-name="T30">exitoso </text:span><text:span text:style-name="T26">de una búsqueda previa,</text:span><text:span text:style-name="T25"> utilizando la interfaz </text:span><text:span text:style-name="T26">Data</text:span><text:span text:style-name="T30">b</text:span><text:span text:style-name="T26">ase.</text:span></text:p>
        </text:list-item>
      </text:list>
      <text:p text:style-name="P57"><text:span text:style-name="T26"/></text:p>
      <text:p text:style-name="P57"><text:span text:style-name="T23">Este test </text:span><text:span text:style-name="T26">crea un nuevo objeto </text:span><text:span text:style-name="T9">StubDataBase</text:span><text:span text:style-name="T25">, </text:span><text:span text:style-name="T31">que luego es utilizado en la instanciacion de</text:span><text:span text:style-name="T25">l </text:span><text:span text:style-name="T11">modelo</text:span><text:span text:style-name="T23">, </text:span><text:span text:style-name="T31">para testear utilizando este doble.<text:line-break/>Para este test se crea un objeto StubDataBase ya que luego es utilizado para chequera la informacion almacenada, con la informacion esperada.</text:span></text:p>
      <text:p text:style-name="P57"><text:span text:style-name="T31"/></text:p>
      <text:p text:style-name="P32"><text:span text:style-name="T76">Entonces</text:span><text:span text:style-name="T31"> se inicializa el modelo con una </text:span><text:span text:style-name="T3">StubDataBase</text:span><text:span text:style-name="T31"> y </text:span><text:span text:style-name="T3">mockWikipediaSearched.</text:span></text:p>
      <text:p text:style-name="P84"><text:span text:style-name="T31">L</text:span><text:span text:style-name="T22">uego se</text:span><text:span text:style-name="T24"> setea en el modelo, una serie de datos que simulan una busqueda previa: </text:span></text:p>
      <text:list xml:id="list1496392662" text:style-name="L3">
        <text:list-item>
          <text:list>
            <text:list-header>
              <text:p text:style-name="P78">videoGameInfoModel.setLastPageSearchedWithSuccessInWiki(<text:span text:style-name="T40">true</text:span>);</text:p>
              <text:p text:style-name="P78">videoGameInfoModel.setLastPageTitleSearchedInWiki("<text:span text:style-name="T53">League of Legends</text:span>");</text:p>
              <text:p text:style-name="P19"><text:span text:style-name="T45">videoGameInfoModel.setLastIntroPageSearchedInWiki(" </text:span><text:span text:style-name="T46">League of Legends</text:span><text:span text:style-name="T45"> is a game of ...");</text:span></text:p>
            </text:list-header>
          </text:list>
        </text:list-item>
      </text:list>
      <text:p text:style-name="P31"><text:span text:style-name="T74">Tambien s</text:span>e inicializa un <text:span text:style-name="T1">mocklistener</text:span> para la lista de oyentes que escuchan cuando una <text:span text:style-name="T74">busqueda previa, fue registrada con éxito.</text:span></text:p>
      <text:p text:style-name="P1"><text:span text:style-name="T55">Luego </text:span><text:span text:style-name="T22">se </text:span><text:span text:style-name="T24">ejecuta el metodo </text:span><text:span text:style-name="T5">storeLastSearchedPage().</text:span></text:p>
      <text:p text:style-name="P3"/>
      <text:p text:style-name="P57"><text:span text:style-name="T23">Por último se comparan los resultados finales del sistema:</text:span></text:p>
      <text:list xml:id="list3586086216" text:style-name="L7">
        <text:list-item>
          <text:p text:style-name="P58"><text:span text:style-name="T28">Un </text:span><text:span text:style-name="T10">assertequals </text:span><text:span text:style-name="T28">que chequea que la informacion </text:span><text:span text:style-name="T31">almacenada en el Stub de Database sea la esperada.</text:span></text:p>
        </text:list-item>
        <text:list-item>
          <text:p text:style-name="P58"><text:span text:style-name="T28">Un </text:span><text:span text:style-name="T10">verify</text:span><text:span text:style-name="T28"> de mock</text:span><text:span text:style-name="T30">ito</text:span><text:span text:style-name="T28"> que verifica si </text:span><text:span text:style-name="T29">se notificó a los oyentes de la lista correspondiente.</text:span></text:p>
        </text:list-item>
      </text:list>
      <text:p text:style-name="P3"/>
      <text:p text:style-name="P17">test<text:span text:style-name="T74">NoResultsTo</text:span>SaveLocally: </text:p>
      <text:p text:style-name="P70"/>
      <text:list xml:id="list174637933394921" text:continue-list="list88422366" text:style-name="L2">
        <text:list-item>
          <text:p text:style-name="P51"><text:span text:style-name="T8">Objetivo: </text:span><text:span text:style-name="T25">Simular </text:span><text:span text:style-name="T26">el registro </text:span><text:span text:style-name="T31">fallido</text:span><text:span text:style-name="T30"> </text:span><text:span text:style-name="T26">de una búsqueda previa,</text:span><text:span text:style-name="T25"> utilizando la interfaz </text:span><text:span text:style-name="T26">Data</text:span><text:span text:style-name="T30">b</text:span><text:span text:style-name="T26">ase.</text:span></text:p>
        </text:list-item>
      </text:list>
      <text:p text:style-name="P57"><text:span text:style-name="T26"/></text:p>
      <text:p text:style-name="P57"><text:span text:style-name="T31">Como en el anterior test,</text:span><text:span text:style-name="T23"> </text:span><text:span text:style-name="T26">crea un nuevo objeto </text:span><text:span text:style-name="T9">StubDataBase</text:span><text:span text:style-name="T25">, </text:span><text:span text:style-name="T31">que luego es utilizado en la instanciacion de</text:span><text:span text:style-name="T25">l </text:span><text:span text:style-name="T11">modelo</text:span><text:span text:style-name="T23">, </text:span><text:span text:style-name="T31">para testear utilizando este doble.</text:span></text:p>
      <text:p text:style-name="P57"><text:span text:style-name="T31"/></text:p>
      <text:p text:style-name="P32"><text:span text:style-name="T76">Entonces</text:span><text:span text:style-name="T31"> se inicializa el modelo con una </text:span><text:span text:style-name="T3">StubDataBase</text:span><text:span text:style-name="T31"> y </text:span><text:span text:style-name="T3">mockWikipediaSearched.</text:span></text:p>
      <text:p text:style-name="P84"><text:span text:style-name="T33">Luego </text:span><text:span text:style-name="T22">se</text:span><text:span text:style-name="T24"> setea en el modelo, una serie de datos que simulan una busqueda previa: </text:span></text:p>
      <text:list xml:id="list4233750986" text:style-name="L8">
        <text:list-item>
          <text:list>
            <text:list-header>
              <text:p text:style-name="P79">videoGameInfoModel.setLastPageSearchedWithSuccessInWiki(<text:span text:style-name="T41">false</text:span>);</text:p>
              <text:p text:style-name="P79">videoGameInfoModel.setLastPageTitleSearchedInWiki("<text:span text:style-name="T53">League of Legends</text:span>");</text:p>
              <text:p text:style-name="P20"><text:span text:style-name="T45">videoGameInfoModel.setLastIntroPageSearchedInWiki(" </text:span><text:span text:style-name="T46">League of Legends</text:span><text:span text:style-name="T45"> is a game of ...");</text:span></text:p>
            </text:list-header>
          </text:list>
        </text:list-item>
      </text:list>
      <text:p text:style-name="P31"><text:span text:style-name="T74">Tambien s</text:span>e inicializa un <text:span text:style-name="T1">mocklistener</text:span> para la lista de oyentes que escuchan cuando una <text:span text:style-name="T74">busqueda previa, </text:span><text:span text:style-name="T75">no pudo ser registrada con exito</text:span><text:span text:style-name="T74">.</text:span></text:p>
      <text:p text:style-name="P76"><text:span text:style-name="T55">Luego </text:span><text:span text:style-name="T22">se </text:span><text:span text:style-name="T24">ejecuta el metodo </text:span><text:span text:style-name="T5">storeLastSearchedPage().</text:span></text:p>
      <text:p text:style-name="P24"/>
      <text:p text:style-name="P24"/>
      <text:p text:style-name="P57"><text:soft-page-break/><text:span text:style-name="T23">Por último se comparan los resultados finales del sistema:</text:span></text:p>
      <text:list xml:id="list434117206" text:style-name="L9">
        <text:list-item>
          <text:p text:style-name="P59"><text:span text:style-name="T28">Un </text:span><text:span text:style-name="T12">verify de mockito</text:span><text:span text:style-name="T32"> que nos permite saber si los oyentes correspondientes, fueron notificados del fallo al guardar informacion localmente.</text:span></text:p>
        </text:list-item>
      </text:list>
      <text:p text:style-name="P9"><text:span text:style-name="T38"/></text:p>
      <text:p text:style-name="P9"><text:span text:style-name="T38"/></text:p>
      <text:p text:style-name="P9"><text:span text:style-name="T38">test</text:span><text:span text:style-name="T39">DeleteFromLocalStorage</text:span><text:span text:style-name="T38">: </text:span></text:p>
      <text:p text:style-name="P9"><text:span text:style-name="T38"/></text:p>
      <text:list xml:id="list174637878560901" text:continue-list="list174637933394921" text:style-name="L2">
        <text:list-item>
          <text:p text:style-name="P50"><text:span text:style-name="T8">Objetivo: </text:span><text:span text:style-name="T25">Simular </text:span><text:span text:style-name="T27">la operación de remover</text:span><text:span text:style-name="T26"> una búsqueda previa</text:span><text:span text:style-name="T27">mente registrada localmente</text:span><text:span text:style-name="T26">,</text:span><text:span text:style-name="T25"> utilizando la interfaz </text:span><text:span text:style-name="T33">stub</text:span><text:span text:style-name="T26">Data</text:span><text:span text:style-name="T33">b</text:span><text:span text:style-name="T26">ase.</text:span></text:p>
          <text:p text:style-name="P50"><text:span text:style-name="T26"/></text:p>
        </text:list-item>
      </text:list>
      <text:p text:style-name="P9"><text:span text:style-name="T23">Este test </text:span><text:span text:style-name="T26">crea un nuevo objeto </text:span><text:span text:style-name="T9">StubDataBase</text:span><text:span text:style-name="T25"> </text:span><text:span text:style-name="T26">que</text:span><text:span text:style-name="T23"> reemplaza </text:span><text:span text:style-name="T25">el modulo </text:span><text:span text:style-name="T26">DataBase </text:span><text:span text:style-name="T23">en el sistema previamente inicializado, para testear utilizando </text:span><text:span text:style-name="T25">este</text:span><text:span text:style-name="T23"> doble.</text:span></text:p>
      <text:p text:style-name="P33"><text:span text:style-name="T45">Luego se guarda un valor “something” utilizando el metodo saveInfo de Database, para luego chequear si fue correctamente eliminado.</text:span></text:p>
      <text:p text:style-name="P32"><text:span text:style-name="T58"/></text:p>
      <text:p text:style-name="P32"><text:span text:style-name="T58">Luego se inicializa el modelo con una </text:span><text:span text:style-name="T56">StubDataBase</text:span><text:span text:style-name="T58"> y </text:span><text:span text:style-name="T56">mockWikipediaSearched.</text:span></text:p>
      <text:p text:style-name="P32"><text:span text:style-name="T61">Se setea</text:span><text:span text:style-name="T54"> un </text:span><text:span text:style-name="T57">mocklistener</text:span><text:span text:style-name="T54"> para la lista de oyentes que escuchan cuando una </text:span><text:span text:style-name="T61">entrada es eliminada</text:span><text:span text:style-name="T60"> con exito</text:span><text:span text:style-name="T59">.</text:span></text:p>
      <text:p text:style-name="P9"/>
      <text:p text:style-name="P77"><text:span text:style-name="T33">Luego</text:span><text:span text:style-name="T22"> se </text:span><text:span text:style-name="T24">ejecuta el metodo </text:span><text:span text:style-name="T6">deleteFromLocalStorage</text:span><text:span text:style-name="T5">(</text:span><text:span text:style-name="T6">String title)</text:span><text:span text:style-name="T5">.</text:span></text:p>
      <text:p text:style-name="P60"><text:span text:style-name="T23">Por último se comparan los resultados finales del sistema:</text:span></text:p>
      <text:list xml:id="list3335607668" text:style-name="L10">
        <text:list-item>
          <text:p text:style-name="P61"><text:span text:style-name="T28">Un </text:span><text:span text:style-name="T10">assertequals </text:span><text:span text:style-name="T28">que chequea que la informacion </text:span><text:span text:style-name="T31">almacenada en el Stub de Database </text:span><text:span text:style-name="T33">fue removida (y que actualmente se encuentra un null).</text:span></text:p>
        </text:list-item>
        <text:list-item>
          <text:p text:style-name="P61"><text:span text:style-name="T28">Un </text:span><text:span text:style-name="T10">verify</text:span><text:span text:style-name="T28"> de mock</text:span><text:span text:style-name="T30">ito</text:span><text:span text:style-name="T28"> que verifica si </text:span><text:span text:style-name="T29">se notificó a los oyentes de la lista correspondiente.</text:span></text:p>
        </text:list-item>
      </text:list>
      <text:p text:style-name="P60"><text:span text:style-name="T29"/></text:p>
      <text:p text:style-name="P60"><text:span text:style-name="T29"/></text:p>
      <text:p text:style-name="P15"><text:span text:style-name="T72">Implementacion de los tests </text:span><text:span text:style-name="T77">de integración</text:span><text:span text:style-name="T72">:</text:span></text:p>
      <text:p text:style-name="P34"/>
      <text:p text:style-name="P25"><text:span text:style-name="T62">S</text:span>e implementaron los siguientes tests: </text:p>
      <text:p text:style-name="P25"/>
      <text:p text:style-name="P71">testIntegracionNuevaBusquedaExitosa:</text:p>
      <text:p text:style-name="P62"><text:span text:style-name="T38"/></text:p>
      <text:list xml:id="list174636846460089" text:continue-list="list174637878560901" text:style-name="L2">
        <text:list-item>
          <text:p text:style-name="P52"><text:span text:style-name="T8">Objetivo: </text:span><text:span text:style-name="T25">Simular </text:span><text:span text:style-name="T27">la operación de </text:span><text:span text:style-name="T34">ingreso de datos, para</text:span><text:span text:style-name="T26"> una búsqueda </text:span><text:span text:style-name="T34">en wikipedia</text:span><text:span text:style-name="T26">,</text:span><text:span text:style-name="T25"> </text:span><text:span text:style-name="T34">visualizando los datos obtenidos</text:span><text:span text:style-name="T26">.</text:span></text:p>
        </text:list-item>
      </text:list>
      <text:p text:style-name="P62"><text:span text:style-name="T26"/></text:p>
      <text:p text:style-name="P85"><text:span text:style-name="T26">C</text:span><text:span text:style-name="T22">omo el test es de integración, se inicializa completamente el sistema, utilizando el metodo local initSystem().</text:span></text:p>
      <text:p text:style-name="P85"><text:span text:style-name="T22">Luego se reemplaza el </text:span><text:span text:style-name="T7">wikipediaSearcher </text:span><text:span text:style-name="T22">por un mock del mismo, y se setean valores simulando la respuesta a una busqueda que se ejecutará mas adelante.</text:span></text:p>
      <text:p text:style-name="P85"><text:span text:style-name="T22"/></text:p>
      <text:p text:style-name="P85"><text:span text:style-name="T22">Lo próximo es, ingresar datos a la vista y dispara el evento de busqueda en wikipedia desde el presentador. También se ejecuta un método local que espera a que el hilo correspondiente a la búsqueda, finalice su ejecución.</text:span></text:p>
      <text:p text:style-name="P85"><text:span text:style-name="T22"/></text:p>
      <text:p text:style-name="P35"><text:soft-page-break/>Luego para chequear los resultados, se formatean los datos esperados: <text:line-break/>Primero utilizando el método formatData de las utilidades, y luego utilizando un TextPane local con un contentType(“text/html”).</text:p>
      <text:list xml:id="list174636200190944" text:continue-numbering="true" text:style-name="L2">
        <text:list-header>
          <text:p text:style-name="P26"/>
        </text:list-header>
      </text:list>
      <text:p text:style-name="P62"><text:span text:style-name="T23">Por último se comparan los resultados finales del sistema:</text:span></text:p>
      <text:list xml:id="list1388517104" text:style-name="L11">
        <text:list-item>
          <text:p text:style-name="P63"><text:span text:style-name="T28">Un </text:span><text:span text:style-name="T10">assertequals </text:span><text:span text:style-name="T28">que chequea que la informacion </text:span><text:span text:style-name="T34">resultante en el panel de búsqueda en la vista, contiene la información previamente seteada en el </text:span><text:span text:style-name="T13">stubWikipediaSearcher.</text:span><text:span text:style-name="T11"> </text:span></text:p>
        </text:list-item>
      </text:list>
      <text:p text:style-name="P62"><text:span text:style-name="T11"/></text:p>
      <text:p text:style-name="P62"><text:span text:style-name="T11"/></text:p>
      <text:p text:style-name="P83"><text:span text:style-name="T18">t</text:span><text:span text:style-name="T17">estIntegracionNuevaBusquedaSinExito</text:span><text:span text:style-name="T18">:</text:span></text:p>
      <text:list xml:id="list174636742604312" text:continue-list="list174636200190944" text:style-name="L2">
        <text:list-header>
          <text:p text:style-name="P38"><text:span text:style-name="T19"/></text:p>
        </text:list-header>
        <text:list-item>
          <text:p text:style-name="P38"><text:span text:style-name="T19">Objetivo: </text:span><text:span text:style-name="T65">Simular </text:span><text:span text:style-name="T66">la operación de </text:span><text:span text:style-name="T67">ingreso de datos, para</text:span><text:span text:style-name="T68"> una búsqueda </text:span><text:span text:style-name="T67">en wikipedia</text:span><text:span text:style-name="T68">,</text:span><text:span text:style-name="T68"> </text:span><text:span text:style-name="T64">que no obtiene resultados</text:span></text:p>
        </text:list-item>
      </text:list>
      <text:p text:style-name="P86"><text:span text:style-name="T26"/></text:p>
      <text:p text:style-name="P86"><text:span text:style-name="T26">C</text:span><text:span text:style-name="T22">omo el test es de integración, se inicializa completamente el sistema, utilizando el metodo local initSystem().</text:span></text:p>
      <text:p text:style-name="P86"><text:span text:style-name="T22"/></text:p>
      <text:p text:style-name="P86"><text:span text:style-name="T22">Luego se reemplaza el </text:span><text:span text:style-name="T7">wikipediaSearcher </text:span><text:span text:style-name="T22">por un mock del mismo, y se </text:span><text:span text:style-name="T35">mockea el metodo </text:span><text:span text:style-name="T14">searchPage</text:span><text:span text:style-name="T35"> para que retorne falso. Esto le indica al modelo que la busqueda no obtuvo resultados.</text:span></text:p>
      <text:p text:style-name="P86"><text:span text:style-name="T35"/></text:p>
      <text:p text:style-name="P36">Luego para chequear los resultados, se formatean los datos esperados: <text:line-break/>Primero utilizando el método formatData de las utilidades, y luego utilizando un TextPane local con un contentType(“text/html”).</text:p>
      <text:list xml:id="list174636217304470" text:continue-numbering="true" text:style-name="L2">
        <text:list-header>
          <text:p text:style-name="P27"/>
        </text:list-header>
      </text:list>
      <text:p text:style-name="P65"><text:span text:style-name="T23">Por último se comparan los resultados finales del sistema:</text:span></text:p>
      <text:list xml:id="list3081456641" text:style-name="L12">
        <text:list-item>
          <text:p text:style-name="P64"><text:span text:style-name="T28">Un </text:span><text:span text:style-name="T10">assertequals </text:span><text:span text:style-name="T28">que chequea que la informacion </text:span><text:span text:style-name="T34">resultante en el panel de búsqueda en la vista, contiene </text:span><text:span text:style-name="T35">un “No Results” como texto.</text:span></text:p>
        </text:list-item>
      </text:list>
      <text:p text:style-name="P65"><text:span text:style-name="T35"/></text:p>
      <text:p text:style-name="P65"><text:span text:style-name="T35"/></text:p>
      <text:p text:style-name="P72"><text:span text:style-name="T63">TestIntegracionSuccesfullySaveLocally:</text:span></text:p>
      <text:p text:style-name="P72"><text:span text:style-name="T63"/></text:p>
      <text:list xml:id="list174636366512094" text:continue-list="list174636217304470" text:style-name="L2">
        <text:list-item>
          <text:p text:style-name="P38"><text:span text:style-name="T19">Objetivo: </text:span><text:span text:style-name="T65">Simular </text:span><text:span text:style-name="T69">un busqueda previamente realizada</text:span><text:span text:style-name="T67">, para</text:span><text:span text:style-name="T68"> </text:span><text:span text:style-name="T69">guardar esa informacion localmente, de manera satisfactoria.</text:span></text:p>
        </text:list-item>
      </text:list>
      <text:p text:style-name="P40"><text:span text:style-name="T69"/></text:p>
      <text:p text:style-name="P87"><text:span text:style-name="T26">C</text:span><text:span text:style-name="T22">omo el test es de integración, se inicializa completamente el sistema, utilizando el metodo local initSystem().</text:span></text:p>
      <text:p text:style-name="P87"><text:span text:style-name="T22"/></text:p>
      <text:p text:style-name="P87"><text:span text:style-name="T22">Luego se </text:span><text:span text:style-name="T36">setean valores en el modelo, simulando que una busqueda exitosa fue realizada anteriormente.</text:span></text:p>
      <text:p text:style-name="P87"><text:span text:style-name="T35"/></text:p>
      <text:p text:style-name="P88"><text:span text:style-name="T35">L</text:span><text:span text:style-name="T22">uego se dispara el evento </text:span><text:span text:style-name="T7">onEventSaveSearchLocally</text:span><text:span text:style-name="T22"> del presentador y se espera a que el hilo de esa tarea finalice su ejecucion</text:span></text:p>
      <text:p text:style-name="P37"/>
      <text:list xml:id="list174636855311341" text:continue-numbering="true" text:style-name="L2">
        <text:list-header>
          <text:p text:style-name="P28"><text:soft-page-break/></text:p>
        </text:list-header>
      </text:list>
      <text:p text:style-name="P67"><text:span text:style-name="T23">Por último se comparan los resultados finales del sistema:</text:span></text:p>
      <text:list xml:id="list564044348" text:style-name="L13">
        <text:list-item>
          <text:p text:style-name="P66"><text:span text:style-name="T28">Un </text:span><text:span text:style-name="T10">assertequals </text:span><text:span text:style-name="T28">que </text:span><text:span text:style-name="T36">compara el extracto almacenado en la Database (con el titulo como indice) es el mismo que el simulado en el modelo.</text:span></text:p>
        </text:list-item>
        <text:list-item>
          <text:p text:style-name="P89"><text:span text:style-name="T22">Un </text:span><text:span text:style-name="T7">assertequals</text:span><text:span text:style-name="T22"> que comprueba si el titulo nuevo registrado, existe en la lista de titulos de la base de datos del sistema.</text:span></text:p>
        </text:list-item>
      </text:list>
      <text:p text:style-name="P88"><text:span text:style-name="T22"/></text:p>
      <text:p text:style-name="P88"><text:span text:style-name="T22"/></text:p>
      <text:p text:style-name="P73"><text:span text:style-name="T63">testIntegracionNoResultsToSaveLocally:</text:span></text:p>
      <text:p text:style-name="P73"><text:span text:style-name="T63"/></text:p>
      <text:list xml:id="list174637932138928" text:continue-list="list174636855311341" text:style-name="L2">
        <text:list-item>
          <text:p text:style-name="P39"><text:span text:style-name="T19">Objetivo: </text:span><text:span text:style-name="T65">Simular </text:span><text:span text:style-name="T69">un busqueda previamente realizada</text:span><text:span text:style-name="T67">, para</text:span><text:span text:style-name="T68"> </text:span><text:span text:style-name="T69">guardar esa informacion localmente, pero insatisfactoriamente.</text:span></text:p>
        </text:list-item>
      </text:list>
      <text:p text:style-name="P41"><text:span text:style-name="T69"/></text:p>
      <text:p text:style-name="P87"><text:span text:style-name="T26">C</text:span><text:span text:style-name="T22">omo el test es de integración, se inicializa completamente el sistema, utilizando el metodo local initSystem().</text:span></text:p>
      <text:p text:style-name="P87"><text:span text:style-name="T22"/></text:p>
      <text:p text:style-name="P87"><text:span text:style-name="T22">Luego se </text:span><text:span text:style-name="T36">setea en falso, el valor en el modelo que chequea que la ultima busqueda fue satisfactoria.</text:span></text:p>
      <text:p text:style-name="P87"><text:span text:style-name="T35"/></text:p>
      <text:p text:style-name="P88"><text:span text:style-name="T35">L</text:span><text:span text:style-name="T22">uego se dispara el evento </text:span><text:span text:style-name="T7">onEventSaveSearchLocally</text:span><text:span text:style-name="T22"> del presentador y se espera a que el hilo de esa tarea finalice su ejecucion. Se espera que el sistema responda de manera positiva, ante el intento de guardar una busqueda previa que no obtuvo resultados.</text:span></text:p>
      <text:list xml:id="list174637745710688" text:continue-numbering="true" text:style-name="L2">
        <text:list-header>
          <text:p text:style-name="P28"/>
        </text:list-header>
      </text:list>
      <text:p text:style-name="P67"><text:span text:style-name="T23">Por último se comparan los resultados finales del sistema:</text:span></text:p>
      <text:list xml:id="list3690912852" text:style-name="L14">
        <text:list-item>
          <text:p text:style-name="P90"><text:span text:style-name="T22">Un </text:span><text:span text:style-name="T7">assertequals</text:span><text:span text:style-name="T22"> que comprueba si el titulo nuevo que se intenta registrar,no existe en la lista de titulos de la base de datos del sistema (ya que se simuló que la busqueda de ese titulo, no habia tenido éxito).</text:span></text:p>
        </text:list-item>
      </text:list>
      <text:p text:style-name="P88"><text:span text:style-name="T22"/></text:p>
      <text:p text:style-name="P88"><text:span text:style-name="T22"/></text:p>
      <text:p text:style-name="P74"><text:span text:style-name="T63">testIntegracionDeleteFromLocalStorage:</text:span></text:p>
      <text:p text:style-name="P43"><text:span text:style-name="T63"/></text:p>
      <text:list xml:id="list174637529615651" text:continue-list="list174637745710688" text:style-name="L2">
        <text:list-item>
          <text:p text:style-name="P39"><text:span text:style-name="T19">Objetivo: </text:span><text:span text:style-name="T65">Simular </text:span><text:span text:style-name="T70">la operación de eliminar un registro almacenado localmente</text:span><text:span text:style-name="T67">.</text:span></text:p>
        </text:list-item>
      </text:list>
      <text:p text:style-name="P41"><text:span text:style-name="T69"/></text:p>
      <text:p text:style-name="P87"><text:span text:style-name="T26">C</text:span><text:span text:style-name="T22">omo el test es de integración, se inicializa completamente el sistema, utilizando el metodo local initSystem().</text:span></text:p>
      <text:p text:style-name="P87"><text:span text:style-name="T36"/></text:p>
      <text:p text:style-name="P92"><text:span text:style-name="T36">C</text:span><text:span text:style-name="T22">omo anteriormente fue testeado el ingreso de nuevos datos a la base de datos local, ingresamos valores al modelo simulando una búsqueda exitosa, para luego disparar el evento que almacena la ultima busqueda efectuada.</text:span></text:p>
      <text:p text:style-name="P87"><text:span text:style-name="T35"/></text:p>
      <text:p text:style-name="P92"><text:span text:style-name="T22">Luego se simula la selección de un titulo, utilizando el comboBox de la </text:span><text:span text:style-name="T7">storageView</text:span><text:span text:style-name="T22"> para psoteriormente disparar el evento que elimina desde la base de datos local, el titulo seleccionado y esperar a que ese hilo finalice completamente.</text:span></text:p>
      <text:p text:style-name="P92"><text:span text:style-name="T22"/></text:p>
      <text:p text:style-name="P37"/>
      <text:list xml:id="list174636706835641" text:continue-numbering="true" text:style-name="L2">
        <text:list-header>
          <text:p text:style-name="P28"><text:soft-page-break/></text:p>
        </text:list-header>
      </text:list>
      <text:p text:style-name="P67"><text:span text:style-name="T23">Por último se comparan los resultados finales del sistema:</text:span></text:p>
      <text:list xml:id="list1107598133" text:style-name="L15">
        <text:list-item>
          <text:p text:style-name="P91"><text:span text:style-name="T22">Un </text:span><text:span text:style-name="T7">assertequals</text:span><text:span text:style-name="T22"> que comprueba si el titulo nuevo que se intenta </text:span><text:span text:style-name="T37">eliminar</text:span><text:span text:style-name="T22">, </text:span><text:span text:style-name="T37">posterior al evento, </text:span><text:span text:style-name="T22">no existe en la lista de titulos de la base de datos del sistema.</text:span></text:p>
        </text:list-item>
      </text:list>
      <text:p text:style-name="P88"><text:span text:style-name="T22"/></text:p>
      <text:p text:style-name="P88"><text:span text:style-name="T35"/></text:p>
      <text:p text:style-name="P67"><text:span text:style-name="T35"/></text:p>
      <text:p text:style-name="P41"><text:span text:style-name="T35"/></text:p>
      <text:p text:style-name="P42"><text:span text:style-name="T2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egoe UI" svg:font-family="'Segoe UI'"/>
    <style:font-face style:name="Lucida Sans1" svg:font-family="'Lucida Sans'" style:font-family-generic="swiss"/>
    <style:font-face style:name="Liberation Sans" svg:font-family="'Liberation Sans'" style:font-family-generic="swiss" style:font-pitch="variable"/>
    <style:font-face style:name="Segoe UI1"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Segoe UI"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Segoe UI"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Segoe UI" fo:font-family="'Segoe UI'"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Segoe UI" fo:font-family="'Segoe UI'"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Segoe UI" fo:font-family="'Segoe UI'"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21T11:59:38.811000000</meta:creation-date>
    <dc:date>2021-06-27T17:44:21.841000000</dc:date>
    <meta:editing-duration>PT1H30M37S</meta:editing-duration>
    <meta:editing-cycles>12</meta:editing-cycles>
    <meta:generator>LibreOffice/7.1.2.2$Windows_X86_64 LibreOffice_project/8a45595d069ef5570103caea1b71cc9d82b2aae4</meta:generator>
    <meta:document-statistic meta:table-count="0" meta:image-count="0" meta:object-count="0" meta:page-count="7" meta:paragraph-count="114" meta:word-count="1827" meta:character-count="12306" meta:non-whitespace-character-count="10601"/>
  </office:meta>
</office:document-meta>
</file>

<file path=VersionList.xml><?xml version="1.0" encoding="utf-8"?>
<VL:version-list xmlns:dc="http://purl.org/dc/elements/1.1/" xmlns:VL="http://openoffice.org/2001/versions-list">
  <VL:version-entry VL:title="Version1" VL:comment="testing1" VL:creator="" dc:date-time="2021-06-21T12:07:48"/>
</VL:version-list>
</file>